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1" fo:font-size="11.5pt" fo:language="none" fo:country="none" fo:font-style="italic" style:font-name-asian="Times New Roman1" style:font-size-asian="11.5pt" style:language-asian="none" style:country-asian="none" style:font-style-asian="italic" style:font-name-complex="Times New Roman1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3" style:font-size-asian="12pt" style:font-style-asian="italic" style:font-name-complex="Times New Roman3" style:font-size-complex="12pt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6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3" style:font-size-asian="12pt" style:language-asian="none" style:country-asian="none" style:font-style-asian="italic" style:font-weight-asian="normal" style:font-name-complex="Times New Roman3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name-asian="Times New Roman3" style:font-name-complex="Times New Roman3" style:font-size-asian="12pt" style:font-size-complex="12pt"/>
    </style:style>
    <style:style style:name="T8" style:family="text">
      <style:text-properties style:font-name="Times New Roman" fo:font-size="12pt" style:font-name-asian="Times New Roman3" style:font-name-complex="Times New Roman3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3"/>
    </style:style>
    <style:style style:name="T31" style:family="text">
      <style:text-properties style:font-name="Times New Roman3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3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67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68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1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2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3" style:family="text">
      <style:text-properties fo:color="#000000" style:font-name="Times New Roman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74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75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77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7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0" style:family="text">
      <style:text-properties fo:color="#000000" style:font-name="Times New Roman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1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2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5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6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weight="bold" style:font-weight-asian="bold" style:font-weight-complex="bold"/>
    </style:style>
    <style:style style:name="T9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5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96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97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98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1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2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3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4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5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6" style:family="text">
      <style:text-properties style:font-name-asian="Times New Roman3" style:font-name-complex="Times New Roman3"/>
    </style:style>
    <style:style style:name="T107" style:family="text">
      <style:text-properties style:font-name-asian="Times New Roman3" style:font-name-complex="Times New Roman3" fo:font-weight="bold" style:font-weight-asian="bold" style:font-weight-complex="bold"/>
    </style:style>
    <style:style style:name="T108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09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10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11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12" style:family="text">
      <style:text-properties style:font-name="Times New Roman" fo:font-size="12pt" style:font-name-asian="Times New Roman3" style:font-name-complex="Times New Roman3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3" style:family="text">
      <style:text-properties style:font-name="Times New Roman" fo:font-size="12pt" style:font-name-asian="Times New Roman3" style:font-name-complex="Times New Roman3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4" style:family="text">
      <style:text-properties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1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1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1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1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2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2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2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2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2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style="italic" style:font-size-asian="12pt" style:font-size-complex="12pt" style:font-style-asian="italic" style:font-style-complex="italic"/>
    </style:style>
    <style:style style:name="T131" style:family="text">
      <style:text-properties style:font-name-asian="ArialUnicodeMS" style:font-name-complex="ArialUnicodeMS"/>
    </style:style>
    <style:style style:name="T132" style:family="text">
      <style:text-properties style:font-name-asian="ArialUnicodeMS" style:font-name-complex="ArialUnicodeMS" fo:font-weight="bold" style:font-weight-asian="bold" style:font-weight-complex="bold"/>
    </style:style>
    <style:style style:name="T133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134" style:family="text">
      <style:text-properties style:font-name="Times New Roman3"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35" style:family="text">
      <style:text-properties style:font-name="Times New Roman3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36" style:family="text">
      <style:text-properties fo:font-weight="bold" style:font-name-asian="Times New Roman3" style:font-name-complex="Times New Roman3" style:font-weight-asian="bold" style:font-weight-complex="bold"/>
    </style:style>
    <style:style style:name="T137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38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39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40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41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3" style:font-name-complex="Times New Roman3"/>
    </style:style>
    <style:style style:name="T142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 fo:font-weight="bold" style:font-weight-asian="bold" style:font-weight-complex="bold"/>
    </style:style>
    <style:style style:name="T143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3" style:font-name-complex="Times New Roman3" style:font-weight-asian="normal" style:font-weight-complex="normal"/>
    </style:style>
    <style:style style:name="T144" style:family="text">
      <style:text-properties style:font-name="Times New Roman" style:font-name-asian="Times New Roman" style:font-name-complex="Times New Roman"/>
    </style:style>
    <style:style style:name="T14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5" style:family="text">
      <style:text-properties style:font-name="Times New Roman" fo:font-size="12pt" style:font-size-asian="12pt" style:font-size-complex="12pt" style:font-name-complex="Times New Roman"/>
    </style:style>
    <style:style style:name="T156" style:family="text">
      <style:text-properties style:font-name="Times New Roman" fo:font-size="12pt" style:font-size-asian="12pt" style:font-size-complex="12pt" style:font-name-complex="Times New Roman3"/>
    </style:style>
    <style:style style:name="T157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58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59" style:family="text">
      <style:text-properties style:font-name="Times New Roman" fo:font-size="12pt" style:font-name-complex="Times New Roman" style:font-size-asian="12pt" style:font-size-complex="12pt"/>
    </style:style>
    <style:style style:name="T160" style:family="text">
      <style:text-properties style:font-name="Times New Roman" fo:font-style="italic" style:font-style-complex="italic"/>
    </style:style>
    <style:style style:name="T161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62" style:family="text">
      <style:text-properties style:font-name="Times New Roman" fo:font-size="12pt" style:font-size-asian="12pt" style:font-size-complex="12pt" fo:font-style="normal" style:font-style-complex="normal"/>
    </style:style>
    <style:style style:name="T163" style:family="text">
      <style:text-properties style:font-name="Times New Roman" fo:font-size="12pt" style:font-size-asian="12pt" style:font-size-complex="12pt" fo:font-style="italic" style:font-style-complex="italic"/>
    </style:style>
    <style:style style:name="T164" style:family="text">
      <style:text-properties fo:font-size="12pt" style:font-size-asian="12pt" style:font-size-complex="12pt"/>
    </style:style>
    <style:style style:name="T165" style:family="text">
      <style:text-properties fo:font-size="12pt" style:font-size-asian="12pt" style:font-size-complex="12pt" fo:font-style="italic" style:font-style-complex="italic"/>
    </style:style>
    <style:style style:name="T166" style:family="text">
      <style:text-properties style:font-name="Times New Roman3" style:font-name-asian="Times New Roman3" style:font-name-complex="Times New Roman3"/>
    </style:style>
    <style:style style:name="T167" style:family="text">
      <style:text-properties style:font-name="Times New Roman" style:font-name-complex="Times New Roman"/>
    </style:style>
    <style:style style:name="T168" style:family="text">
      <style:text-properties style:font-name="Times New Roman" style:font-name-complex="Times New Roman" fo:font-style="italic" style:font-style-complex="italic"/>
    </style:style>
    <style:style style:name="T169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170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171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172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3"/>
    </style:style>
    <style:style style:name="T173" style:family="text">
      <style:text-properties style:font-name-complex="Times New Roman"/>
    </style:style>
    <style:style style:name="T174" style:family="text">
      <style:text-properties style:font-name-complex="Times New Roman3"/>
    </style:style>
    <style:style style:name="T175" style:family="text">
      <style:text-properties style:font-name-complex="Times New Roman" fo:font-style="italic" style:font-style-complex="italic"/>
    </style:style>
    <style:style style:name="T176" style:family="text">
      <style:text-properties style:font-name-complex="Times New Roman" fo:font-style="normal" style:font-style-complex="normal"/>
    </style:style>
    <style:style style:name="T177" style:family="text">
      <style:text-properties fo:font-size="12pt" style:font-name-complex="Times New Roman" style:font-size-asian="12pt" style:font-size-complex="12pt"/>
    </style:style>
    <style:style style:name="T178" style:family="text">
      <style:text-properties fo:font-size="12pt" style:font-size-asian="12pt" style:font-size-complex="12pt" style:font-name-complex="Times New Roman3"/>
    </style:style>
    <style:style style:name="T179" style:family="text">
      <style:text-properties fo:font-size="12pt" style:font-size-asian="12pt" style:font-size-complex="12pt" style:font-name-complex="Times New Roman3" fo:font-style="italic" style:font-style-complex="italic"/>
    </style:style>
    <style:style style:name="T180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/>
    </style:style>
    <style:style style:name="T181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 fo:font-style="italic" style:font-style-complex="italic"/>
    </style:style>
    <style:style style:name="T182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/>
    </style:style>
    <style:style style:name="T18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18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45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5">Bernat. 1980 </text:span><text:span text:style-name="T156">[1545]</text:span><text:span text:style-name="T155">. </text:span><text:span text:style-name="T157">Linguae vasconum primitiae</text:span><text:span text:style-name="T15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9">Leizarraga, Joanes. 1990 </text:span><text:span text:style-name="T156">[</text:span><text:span text:style-name="T155">1571</text:span><text:span text:style-name="T156">]</text:span><text:span text:style-name="T155">. </text:span><text:span text:style-name="T157">Iesus Christ gure iaunaren testamentu berria, Othoitza ecclesiasticoen forma,Catechismea, Kalendrera, ABC edo christinoen instructionea</text:span><text:span text:style-name="T15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2">Arriolabengoa, Julen. 2006. </text:span><text:span text:style-name="T160">Ibarguen-Cachopín kronika: Edizioa eta azterketa</text:span><text:span text:style-name="T92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59">Urkixo, Julio. 1919. </text:span><text:span text:style-name="T161">El refranero vasco</text:span><text:span text:style-name="T159">, vol. I: </text:span><text:span text:style-name="T161">Los refranes de Garibay</text:span><text:span text:style-name="T159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2">Betolazaren “Doctrina christiana”. </text:span><text:span text:style-name="T163">Euskera</text:span><text:span text:style-name="T16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2">Betolazaren “Doctrina christiana”. </text:span><text:span text:style-name="T163">Euskera</text:span><text:span text:style-name="T16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2">Betolazaren “Doctrina christiana”. </text:span><text:span text:style-name="T163">Euskera</text:span><text:span text:style-name="T16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4">Lakarra, Joseba A. 1996. </text:span><text:span text:style-name="T165">Refranes y sentencias (1596): Ikerketak eta edizioa</text:span><text:span text:style-name="T16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4">Lakarra, Joseba A. 1996. </text:span><text:span text:style-name="T165">Refranes y sentencias (1596): Ikerketak eta edizioa</text:span><text:span text:style-name="T16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4">Lakarra, Joseba A. 1996. </text:span><text:span text:style-name="T165">Refranes y sentencias (1596): Ikerketak eta edizioa</text:span><text:span text:style-name="T16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4">Lakarra, Joseba A. 1996. </text:span><text:span text:style-name="T165">Refranes y sentencias (1596): Ikerketak eta edizioa</text:span><text:span text:style-name="T16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4">Lakarra, Joseba A. 1996. </text:span><text:span text:style-name="T165">Refranes y sentencias (1596): Ikerketak eta edizioa</text:span><text:span text:style-name="T16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6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6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0">suplicaetan nachazu</text:span><text:span text:style-name="T34"> deguioçula oy Silverori </text:span><text:span text:style-name="T71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4">Belarico jarri cirean; </text:span><text:span text:style-name="T34">laster </text:span><text:span text:style-name="T70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0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0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nic bere, jaquin eguiçu oyta </text:span><text:span text:style-name="T65">naxala fundadu</text:span><text:span text:style-name="T64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75">jarri guinean</text:span><text:span text:style-name="T69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69">oen gañean </text:span><text:span text:style-name="T76">jasarri cidin</text:span><text:span text:style-name="T69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69"> </text:span>Flora oy encerraduric, <text:span text:style-name="T69">cerren bertati </text:span><text:span text:style-name="T76">jarri cirean</text:span><text:span text:style-name="T69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76">ta</text:span><text:span text:style-name="T69"> cerren </text:span><text:span text:style-name="T76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3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7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8">suplicaetan liçatela</text:span><text:span text:style-name="T34"> </text:span><text:span text:style-name="T70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79">çuc ni gaxqui tratadu arren </text:span><text:span text:style-name="T34">oy ni </text:span><text:span text:style-name="T70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Ni aren minez </text:span><text:span text:style-name="T65">ilte ninçan</text:span><text:span text:style-name="T64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Orduan </text:span><text:span text:style-name="T81">acordaduco çara</text:span><text:span text:style-name="T82"> </text:span><text:span text:style-name="T78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4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4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itartean, </text:span><text:span text:style-name="T84">obligatu naicen </text:span><text:span text:style-name="T85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9">Krajewska, Dorota, Eneko Zuloaga, Ekaitz Santazilia, Borja Ariztimuño, Oxel Uribe-Etxebarria &amp; Urtzi Reguero. 2017. </text:span><text:span text:style-name="T161">Esteve Materraren Do(c)trina Christiana (1617 &amp; 1623): edizioa eta azterketa</text:span><text:span text:style-name="T15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6">Finean, </text:span><text:span text:style-name="T87">gueuretçat </text:span><text:span text:style-name="T88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9">Krajewska, Dorota, Eneko Zuloaga, Ekaitz Santazilia, Borja Ariztimuño, Oxel Uribe-Etxebarria &amp; Urtzi Reguero. 2017. </text:span><text:span text:style-name="T161">Esteve Materraren Do(c)trina Christiana (1617 &amp; 1623): edizioa eta azterketa</text:span><text:span text:style-name="T15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Orduan sartcen gara eliçan, eta </text:span><text:span text:style-name="T90">eguiten gara </text:span><text:span text:style-name="T91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9">Krajewska, Dorota, Eneko Zuloaga, Ekaitz Santazilia, Borja Ariztimuño, Oxel Uribe-Etxebarria &amp; Urtzi Reguero. 2017. </text:span><text:span text:style-name="T161">Esteve Materraren Do(c)trina Christiana (1617 &amp; 1623): edizioa eta azterketa</text:span><text:span text:style-name="T15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4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7">Lakarra, Joseba A. 1999. </text:span><text:span text:style-name="T168">L’Interprect ou traduction du françois, espagol &amp; basque</text:span><text:span text:style-name="T167"> (~ 1620): II. Elkarrizketak. </text:span><text:span text:style-name="T169">International Journal of Basque Linguistics and Philology </text:span><text:span text:style-name="T170">[</text:span><text:span text:style-name="T171">ASJU</text:span><text:span text:style-name="T170">] 33(2). 493</text:span><text:span text:style-name="T172">–</text:span><text:span text:style-name="T17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2">ê naiçenarenganyq eçen </text:span><text:span text:style-name="T93">beguyratoco nais</text:span><text:span text:style-name="T92"> fidatcen ez naiçenarenganyq</text:span></text:p>
          </table:table-cell>
          <table:table-cell table:style-name="ce13" office:value-type="string" calcext:value-type="string">
            <text:p><text:span text:style-name="T14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7">Lakarra, Joseba A. 1999. </text:span><text:span text:style-name="T168">L’Interprect ou traduction du françois, espagol &amp; basque</text:span><text:span text:style-name="T167"> (~ 1620): II. Elkarrizketak. </text:span><text:span text:style-name="T169">International Journal of Basque Linguistics and Philology </text:span><text:span text:style-name="T170">[</text:span><text:span text:style-name="T171">ASJU</text:span><text:span text:style-name="T170">] 33(2). 493</text:span><text:span text:style-name="T172">–</text:span><text:span text:style-name="T17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4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7">Lakarra, Joseba A. 1999. </text:span><text:span text:style-name="T168">L’Interprect ou traduction du françois, espagol &amp; basque</text:span><text:span text:style-name="T167"> (~ 1620): II. Elkarrizketak. </text:span><text:span text:style-name="T169">International Journal of Basque Linguistics and Philology </text:span><text:span text:style-name="T170">[</text:span><text:span text:style-name="T171">ASJU</text:span><text:span text:style-name="T170">] 33(2). 493</text:span><text:span text:style-name="T172">–</text:span><text:span text:style-name="T17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5">hiltzen denean</text:span><text:span text:style-name="T94">, ondotik gelditzen den seme emazurtza, anhitz lekhutan </text:span><text:span text:style-name="T96">da</text:span><text:span text:style-name="T94"> bere aitaren amoreakgatik </text:span><text:span text:style-name="T96">ongi ethorria</text:span><text:span text:style-name="T94"> eta arraiki errezibitu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5">hiltzen denean</text:span><text:span text:style-name="T94">, ondotik gelditzen den seme emazurtza, anhitz lekhutan </text:span><text:span text:style-name="T96">da</text:span><text:span text:style-name="T94"> bere aitaren amoreakgatik </text:span><text:span text:style-name="T95">ongi ethorria</text:span><text:span text:style-name="T94"> eta </text:span><text:span text:style-name="T96">arraiki errezibitu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Ordea, zeren ezpaitira hamar bat hi tz edo baizen, hunela diferentki eta bi aldetara </text:span><text:span text:style-name="T96">eskiribatzen direnak</text:span><text:span text:style-name="T94">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ldin </text:span><text:span text:style-name="T96">egin baliz</text:span><text:span text:style-name="T94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Kargatu zituen hanbat manamenduz, sakrifizioz eta zirimonia suertez, hekin batean </text:span><text:span text:style-name="T96">khen zedin</text:span><text:span text:style-name="T94"> hanbat kalteren eta damuren haste eta pitzgarri den alfertasun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lutarkok egiten du liburu bat, etsaietarik </text:span><text:span text:style-name="T96">atheratzen den</text:span><text:span text:style-name="T94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rrazoin hunengatik </text:span><text:span text:style-name="T96">erran ahal diteke</text:span><text:span text:style-name="T94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rrazoin hunengatik </text:span><text:span text:style-name="T95">erran ahal diteke</text:span><text:span text:style-name="T94">, etzuela egundaino gure Jaungoikoak nahi izatu, </text:span><text:span text:style-name="T96">akhaba zekizten</text:span><text:span text:style-name="T94"> Israeleko seme hei bere etsai guztiak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7">Egin da</text:span><text:span text:style-name="T98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Ordea, nola ezpainin tzen neure buruaz fida, </text:span><text:span text:style-name="T96">desenkusatu nintzen</text:span><text:span text:style-name="T94"> ahal bezanbat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alferrik, zeren hain zinez eta batetan </text:span><text:span text:style-name="T96">lothu zeizkidan</text:span><text:span text:style-name="T94">, non ezetz erraiteko bide guztiak hertsi baitzerauzkidaten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ikhusirik zein gauza guti </text:span><text:span text:style-name="T96">edireiten den</text:span><text:span text:style-name="T94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dakit, halaber, ezin </text:span><text:span text:style-name="T96">heda naitekeiela</text:span><text:span text:style-name="T94"> euskarako minza tze molde guztietar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ez </text:span><text:span text:style-name="T96">naiz</text:span><text:span text:style-name="T94"> ni hargatik </text:span><text:span text:style-name="T96">bekhaiztuko</text:span><text:span text:style-name="T94">, eta ez mutturturik gaitzez jarriko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ez </text:span><text:span text:style-name="T96">naiz</text:span><text:span text:style-name="T94"> ni hargatik </text:span><text:span text:style-name="T95">bekhaiztuko</text:span><text:span text:style-name="T94">, eta ez mutturturik gaitzez </text:span><text:span text:style-name="T96">jarriko</text:span><text:span text:style-name="T94">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nola batbedera bakearekin lohakar tzen, ezansia tzen eta gorpu tzaren plazeretara </text:span><text:span text:style-name="T96">emaiten bait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rran zuen, guztiak desegin, plaundu eta lurrarekin berdindu behar zuela, zeren bere gerla guztiak eta egitekoak hiri hartarik sortzen zeiztela, eta hura deseginez gero, bakean eta soseguan </text:span><text:span text:style-name="T100">jarriko zire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8">Zeren berehala jendea alferkeriari, jan-edanari, erran- merranei, eta aisiak dakhazkeien gaixtakeria suerte guztiei </text:span><text:span text:style-name="T101">emanen zeiela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2">Bigarrenean kidatzen </text:span><text:span text:style-name="T103">da</text:span><text:span text:style-name="T102">, eta </text:span><text:span text:style-name="T103">aitzinatzen</text:span><text:span text:style-name="T102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ta kolpea hu ts egin bada ere, </text:span><text:span text:style-name="T96">eztela</text:span><text:span text:style-name="T94"> zure faltaz edo zu hartako ez gai izanez </text:span><text:span text:style-name="T96">huts egin</text:span><text:span text:style-name="T94">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 ere </text:span><text:span text:style-name="T96">eskiribatuko baita</text:span><text:span text:style-name="T94"> euskaraz, hura guztia, euskaldunen buruzagi bezala, zuri dagotzula, zuri </text:span><text:span text:style-name="T95">zor zaitzu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 ere </text:span><text:span text:style-name="T95">eskiribatuko baita</text:span><text:span text:style-name="T94"> euskaraz, hura guztia, euskaldunen buruzagi bezala, zuri dagotzula, zuri </text:span><text:span text:style-name="T96">zor zaitzu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4">Ediren bedi</text:span><text:span text:style-name="T94"> liburutto hunetan, Echaus eta Echausen omena eta izen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Konpainia berean galdegin zen berehala, ea nori </text:span><text:span text:style-name="T96">emanen zeikan</text:span><text:span text:style-name="T94"> liburuaren egiteko kargu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ikhusirik zein gauza guti </text:span><text:span text:style-name="T96">edireiten den</text:span><text:span text:style-name="T94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nseiukarrean bezala </text:span><text:span text:style-name="T96">egiten diren</text:span><text:span text:style-name="T94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ilare, harroin edo thonba laur kantoinetako gora ail txatu batzuk, </text:span><text:span text:style-name="T96">egin ahal zitezkeien</text:span><text:span text:style-name="T94"> gorenak, ondoan zabal eta puntan mehar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etsaien artean garenean, </text:span><text:span text:style-name="T96">behar dira</text:span><text:span text:style-name="T94"> buru-beharriak </text:span><text:span text:style-name="T96">ernatu</text:span><text:span text:style-name="T94">, zer egiten eta erraiten den behatu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96">hersten zaizte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6">hiltzen denean</text:span><text:span text:style-name="T94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isistrato Atenasko tirano gaixto hark ikhusi zuenean plaza guztia jende alferrez bethea, eta hetarik anhi tz malizia eta pensu gaixto </text:span><text:span text:style-name="T96">sor zitekeiela</text:span><text:span text:style-name="T94">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8">Erran zuen, guztiak desegin, plaundu eta lurrarekin berdindu behar zuela, zeren bere gerla guztiak eta egitekoak hiri hartarik </text:span><text:span text:style-name="T101">sortzen zeiztela</text:span><text:span text:style-name="T105">, eta hura deseginez gero, bakean eta soseguan jarriko zire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, ordea, joan zara; lekhuz </text:span><text:span text:style-name="T96">aldatu zara</text:span><text:span text:style-name="T94">; hemengo aldia egin duzu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anhitz moldez eta diferentki </text:span><text:span text:style-name="T96">minzatzen baitira</text:span><text:span text:style-name="T94"> Euskal Herrian 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Hari eskerrak errenda ia tzo tzu, eta nitzaz ere othoitz egiteaz, arren othoi, </text:span><text:span text:style-name="T96">orhoit zaitezi</text:span></text:p>
          </table:table-cell>
          <table:table-cell table:style-name="ce64" office:value-type="string" calcext:value-type="string">
            <text:p><text:span text:style-name="T146">Axular’s </text:span><text:span text:style-name="T147">Gero</text:span><text:span text:style-name="T14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06">Emaztearen gaitzez </text:span><text:span text:style-name="T107">xikira zedina </text:span><text:span text:style-name="T106">adarreki </text:span><text:span text:style-name="T107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73">Oihenart, Arnaud. 2003 </text:span><text:span text:style-name="T174">[1657]</text:span><text:span text:style-name="T173">. </text:span><text:span text:style-name="T175">Euskal atsotitzak eta neurtitzak</text:span><text:span text:style-name="T17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08">Emaztearen gaitzez </text:span><text:span text:style-name="T109">xikira zedina </text:span><text:span text:style-name="T108">adarreki </text:span><text:span text:style-name="T109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9">Oihenart, Arnaud. 2003 </text:span><text:span text:style-name="T156">[1657]</text:span><text:span text:style-name="T155">. </text:span><text:span text:style-name="T157">Euskal atsotitzak eta neurtitzak</text:span><text:span text:style-name="T1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3">Oihenart, Arnaud. 2003 </text:span><text:span text:style-name="T174">[1657]</text:span><text:span text:style-name="T173">. </text:span><text:span text:style-name="T175">Euskal atsotitzak eta neurtitzak</text:span><text:span text:style-name="T17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3">Oihenart, Arnaud. 2003 </text:span><text:span text:style-name="T174">[1657]</text:span><text:span text:style-name="T173">. </text:span><text:span text:style-name="T175">Euskal atsotitzak eta neurtitzak</text:span><text:span text:style-name="T17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3">Oihenart, Arnaud. 2003 </text:span><text:span text:style-name="T174">[1657]</text:span><text:span text:style-name="T173">. </text:span><text:span text:style-name="T175">Euskal atsotitzak eta neurtitzak</text:span><text:span text:style-name="T17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49">Tartas’ </text:span><text:span text:style-name="T150">Onsa hilceco bidia</text:span><text:span text:style-name="T15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49">Tartas’ </text:span><text:span text:style-name="T150">Onsa hilceco bidia</text:span><text:span text:style-name="T15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49">Tartas’ </text:span><text:span text:style-name="T150">Onsa hilceco bidia</text:span><text:span text:style-name="T15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49">Tartas’ </text:span><text:span text:style-name="T150">Onsa hilceco bidia</text:span><text:span text:style-name="T15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49">Tartas’ </text:span><text:span text:style-name="T150">Onsa hilceco bidia</text:span><text:span text:style-name="T15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0">Amor, ni </text:span><text:span text:style-name="T111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Escuara, eta escualdunac </text:span><text:span text:style-name="T109">mespreciatuac</text:span><text:span text:style-name="T108">, eta </text:span><text:span text:style-name="T109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Verthutea deitcen da verthute, ceren bere indarrez</text:span><text:span text:style-name="T7"> […] </text:span><text:span text:style-name="T112">ezbaita bentçutua </text:span><text:span text:style-name="T113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4">Consolatcen naiz</text:span><text:span text:style-name="T110">, ceren iduritcen baitçait asqui eguin dudala bederen ondocoei perfecinorateco</text:span><text:span text:style-name="T111"> </text:span><text:span text:style-name="T110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4">Sarthu cen </text:span><text:span text:style-name="T110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Guerla hunetan </text:span><text:span text:style-name="T109">hil ciren </text:span><text:span text:style-name="T108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izan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115">Acusatcen naiz </text:span><text:span text:style-name="T85">seigarren mandamentuan, pecatu eguin dedala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6">Ciñatcen</text:span><text:span text:style-name="T83">, eta </text:span><text:span text:style-name="T84">santiguatcen gueradenean </text:span><text:span text:style-name="T85">confessatcen ditugu gueure fedè santuco mysterioaetan principalenac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7">Jesu-Christo bera, ceña </text:span><text:span text:style-name="T84">ofrecitcen zayon</text:span><text:span text:style-name="T118"> </text:span><text:span text:style-name="T119">altare santuan bere aita eternoari gueure remedioraco, crutce santuan </text:span><text:span text:style-name="T120">ofrecitu citzaion </text:span><text:span text:style-name="T119">becela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1">Jesu-Christo bera, ceña </text:span><text:span text:style-name="T122">ofrecitcen zayon </text:span><text:span text:style-name="T123">altare santuan bere aita eternoari gueure remedioraco, crutce santuan </text:span><text:span text:style-name="T124">ofrecitu citzaion</text:span><text:span text:style-name="T125"> </text:span><text:span text:style-name="T126">becela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Culpaz eduqui baceban ignorantcia, </text:span><text:span text:style-name="T84">eztcebala disculpatu </text:span><text:span text:style-name="T85">ignorantcia orrec culpa içatetic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ere pecatuaz </text:span><text:span text:style-name="T84">alabatu </text:span><text:span text:style-name="T85">ote </text:span><text:span text:style-name="T84">dan </text:span><text:span text:style-name="T85">iñoren aurrean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7">Bere vorondatez </text:span><text:span text:style-name="T127">loitu</text:span><text:span text:style-name="T128"> ote </text:span><text:span text:style-name="T127">dan</text:span><text:span text:style-name="T128">, edo procuratu ote deban </text:span><text:span text:style-name="T120">bere burua </text:span><text:span text:style-name="T119">loitcea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Eta fiatu ote dan jaungoicoaren misericordian, sinisturic </text:span><text:span text:style-name="T84">salvatuco dala </text:span><text:span text:style-name="T85">aren medioz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9">Explicatcen naiz </text:span><text:span text:style-name="T130">clarecia gueiagoraco exemplo onequin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Cartilla onetan <text:span text:style-name="T6">arquitcen dan</text:span> Doctrina, da guchienez persona bacoitzac bere animaren salvacioraco jaquin bear debana, <text:span text:style-name="T131">eta iracatsi bear zatena aurray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Cartilla onetan <text:span text:style-name="T12">arquitcen dan</text:span> Doctrina, da guchienez persona bacoitzac bere animaren salvacioraco jaquin bear debana, <text:span text:style-name="T131">eta </text:span><text:span text:style-name="T132">iracatsi bear zatena</text:span><text:span text:style-name="T131"> aurray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1">Onez ofetean.emen entzutera </text:span><text:span text:style-name="T132">ematen </text:span><text:span text:style-name="T6">dan</text:span> <text:span text:style-name="T131">gauza </text:span>da, ezen, asco <text:span text:style-name="T131">importaduco baleb erê memoriaz icastea Cartilla onetan euscaraz escrivituric </text:span>digean <text:span text:style-name="T131">guztia</text:span>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52">Otxoa de Arin’s </text:span><text:span text:style-name="T153">Doctrina christianaren explicacioa</text:span><text:span text:style-name="T154"> (1713)</text:span></text:p>
          </table:table-cell>
          <table:table-cell table:style-name="ce9" office:value-type="string" calcext:value-type="string">
            <text:p><text:span text:style-name="T177">Otxoa de Arin, Joseph. 1902 </text:span><text:span text:style-name="T178">[1713]. </text:span><text:span text:style-name="T179">Doctrina christianaren explicacioa</text:span><text:span text:style-name="T17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0">Ni </text:span><text:span text:style-name="T133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4">Beira zaite </text:span><text:span text:style-name="T135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80">Elizalde, Francisco. 1735. </text:span><text:span text:style-name="T181">Apezendaco dotrina christiana uscáras</text:span><text:span text:style-name="T18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36">icusico zara </text:span><text:span text:style-name="T106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80">Elizalde, Francisco. 1735. </text:span><text:span text:style-name="T181">Apezendaco dotrina christiana uscáras</text:span><text:span text:style-name="T18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80">Elizalde, Francisco. 1735. </text:span><text:span text:style-name="T181">Apezendaco dotrina christiana uscáras</text:span><text:span text:style-name="T18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0">Erreguetan deusugu Andrea, borondate andi euqui ebanagaiti, </text:span><text:span text:style-name="T133">ofrezietan zala </text:span><text:span text:style-name="T130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83">Urkizu, Diego de. 1737. </text:span><text:span text:style-name="T184">Virgina Santissimien Errosario Santuena</text:span><text:span text:style-name="T185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Señale au ceñatuten dala da </text:span><text:span text:style-name="T124">santiguetan dala </text:span><text:span text:style-name="T138">ondo</text:span></text:p>
          </table:table-cell>
          <table:table-cell table:style-name="ce13" office:value-type="string" calcext:value-type="string">
            <text:p><text:span text:style-name="T145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9">Othoiztua naiz</text:span><text:span text:style-name="T13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39">Eçteçaçula gogorki trata, tentacioniaç </text:span><text:span text:style-name="T133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40">Eci eçta bere buria goratcen diana pheretchatu, bena bai </text:span><text:span text:style-name="T141">Jincouaç gora </text:span><text:span text:style-name="T142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0">cira</text:span><text:span text:style-name="T34"> eguiaçki </text:span><text:span text:style-name="T143">nitçaç</text:span><text:span text:style-name="T142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42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36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10)</text:p>
          </table:table-cell>
          <table:table-cell table:number-columns-repeated="16383"/>
        </table:table-row>
        <table:table-row table:style-name="ro1" table:number-rows-repeated="10482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UnicodeMS" svg:font-family="ArialUnicodeM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0T20:23:27.311000000</dc:date>
    <meta:editing-duration>PT20H6M58S</meta:editing-duration>
    <meta:editing-cycles>409</meta:editing-cycles>
    <meta:generator>LibreOffice/7.5.2.2$Windows_X86_64 LibreOffice_project/53bb9681a964705cf672590721dbc85eb4d0c3a2</meta:generator>
    <meta:document-statistic meta:table-count="1" meta:cell-count="3536" meta:object-count="0"/>
  </office:meta>
</office:document-meta>
</file>